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3333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8pt" fo:font-style="normal" style:text-underline-style="none" fo:font-weight="bold" fo:background-color="#ffffff" style:font-size-asian="8pt" style:font-style-asian="normal" style:font-weight-asian="bold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bold" fo:background-color="#ffffff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ff" fo:font-style="normal" style:text-underline-style="none" fo:font-weight="bold" fo:background-color="#fffff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fo:background-color="#fffff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fo:font-style="normal" style:text-underline-style="none" fo:font-weight="bold" fo:background-color="#fffff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00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9933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9900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6600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T1" style:family="text">
      <style:text-properties fo:color="#3333ff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II CSS:</text:p>
      <text:p text:style-name="P1">Cree un fichier CSS:</text:p>
      <text:p text:style-name="P4"/>
      <text:p text:style-name="P4">dans le head sous la méta indiquez le code:</text:p>
      <text:p text:style-name="P3"><text:span text:style-name="T1"><text:s/></text:span><text:span text:style-name="T2">&lt;link rel="stylesheet" type="text/css" href="style.css"&gt;</text:span></text:p>
      <text:p text:style-name="P4">sur Sublime text : </text:p>
      <text:p text:style-name="P3">fichier --&gt; nouveau --&gt; untitled --&gt; Fichier --&gt;Save Ass --&gt; style.css</text:p>
      <text:p text:style-name="P3"/>
      <text:p text:style-name="P7">Les Balises de base :</text:p>
      <text:p text:style-name="P7"/>
      <text:p text:style-name="P3"><text:span text:style-name="T1">Référence toutes les balise de la page :</text:span>*{code css}</text:p>
      <text:p text:style-name="P3"><text:span text:style-name="T1">contient le code css de le nom de la balise selectionner </text:span>: balise { code css }</text:p>
      <text:p text:style-name="P3"><text:span text:style-name="T1">Permet d'appliqeer plusieur balise pour un code css :</text:span> balise, balise { code css }</text:p>
      <text:p text:style-name="P3">Permet de selectionner tous les éléments p dans div : div p{code css}</text:p>
      <text:p text:style-name="P3">Selectionne tous les p dont les parents sont div : div&gt;p{code css}</text:p>
      <text:p text:style-name="P3"><text:span text:style-name="T1">Permet de séléctionner le paragraphe qui suit h1 :</text:span> h1+ p {code css}</text:p>
      <text:p text:style-name="P3"><text:span text:style-name="T1">Permet de séléctionner une class :</text:span> .class { code css}</text:p>
      <text:p text:style-name="P3"><text:span text:style-name="T1">Permet de séléctionner une id :</text:span> #id { code css}</text:p>
      <text:p text:style-name="P3">Selectionne tous les élément ul qui suit un p : p~ul{code css}</text:p>
      <text:p text:style-name="P3">Selectionne tous les élément avec un attribut cible : [target]</text:p>
      <text:p text:style-name="P3">selectionne un élément avec un attribut cible : [target=_blank]</text:p>
      <text:p text:style-name="P3">selectionne un élément avec un attribut {title~=flower}</text:p>
      <text:p text:style-name="P3">selectionne tous élément avec une valeur d'attribut commencant part :[lang|=en]</text:p>
      <text:p text:style-name="P3">Sélectionne élément &lt;a&gt; dont la valeur attribut href commence par "https": a[href^="https"]</text:p>
      <text:p text:style-name="P3">Sélectionne élément &lt;a&gt; dont la valeur attribut href se termine par ".pdf": a[href$="pdf"]</text:p>
      <text:p text:style-name="P3">Sélectionne élément &lt;a&gt; dont la valeur attribut href contient chaine w3: a[href*="w3"]</text:p>
      <text:p text:style-name="P3"/>
      <text:p text:style-name="P3"><text:span text:style-name="T1">Permet de mettre la taille du texte : </text:span>font-size: 18px; <text:span text:style-name="T1">ou </text:span><text:span text:style-name="T2">font-size: 1.5em;</text:span></text:p>
      <text:p text:style-name="P3"><text:span text:style-name="T1">Permet de mettre le texte en gras :</text:span> font-weight: bolt;</text:p>
      <text:p text:style-name="P3"><text:span text:style-name="T1">Permet de mettre le texte en italique : </text:span>font-style: italic;</text:p>
      <text:p text:style-name="P3"><text:span text:style-name="T1">Permet de soulignez le texte dessous :</text:span> text-decoration: underline;</text:p>
      <text:p text:style-name="P3"><text:span text:style-name="T1">Permet de soulignez le texte dessus :</text:span> text-decoration: overline;</text:p>
      <text:p text:style-name="P3"><text:span text:style-name="T1">Permet de soulignez le texte barrer :</text:span> text-decoration: line-through;</text:p>
      <text:p text:style-name="P3"><text:span text:style-name="T1">Changez la police de caractére : font-family :</text:span> Impact, Arial, sans-serif(default), Verdana;</text:p>
      <text:p text:style-name="P3"><text:span text:style-name="T1">Permet de mettre un commentaire invisible : </text:span>/* commentaire */</text:p>
      <text:p text:style-name="P3"/>
      <text:p text:style-name="P3"><text:span text:style-name="T1">Permet d'alignez le texte :</text:span> text_align: center; <text:s text:c="2"/>(left, center, right, justify)</text:p>
      <text:p text:style-name="P3"><text:span text:style-name="T1">Definir class <text:s/>flottant permet de d'englober l'image autour du texte :</text:span> .flottant { float: center;}</text:p>
      <text:p text:style-name="P3"><text:span text:style-name="T1">Definir class autrepa permet de commencer à la ligne.autreparagraphe</text:span> { clear: both;}</text:p>
      <text:p text:style-name="P3"><text:span text:style-name="T1">Permet de mettre le texte en couleur :</text:span>color: black;</text:p>
      <text:p text:style-name="P3"><text:span text:style-name="T1">Permet de mettre l'arriere plan en couleur : </text:span><text:span text:style-name="T2">background</text:span><text:span text:style-name="T1">-</text:span>color: black;</text:p>
      <text:p text:style-name="P3"><text:span text:style-name="T1">Permet de mettre une image en arriére plan: </text:span>background-image: url("image/destin.png");</text:p>
      <text:p text:style-name="P3"><text:span text:style-name="T1">Permet de fixer le background(ne suis pas le texte)</text:span> : brackground-attachment: fixed;</text:p>
      <text:p text:style-name="P3"><text:span text:style-name="T1">Permet de répéter ou non l'arriere plan :</text:span> background-repeat: no repeat;</text:p>
      <text:p text:style-name="P4">Permet de placer le font ou vous voulez sur la page : <text:span text:style-name="T2">background-position: right;</text:span></text:p>
      <text:p text:style-name="P4">Permet de réglez la tranparence : <text:span text:style-name="T2">opacity : 1;</text:span></text:p>
      <text:p text:style-name="P4">Permet de crée des bordures: border-top: <text:span text:style-name="T2">3px blue solid;</text:span><text:bookmark text:name="r-1610650"/><text:span text:style-name="T2"> </text:span></text:p>
      <text:p text:style-name="P4">Permet de mettre des arrondies au bord:<text:span text:style-name="T2"> border-radius: 20px; </text:span>ou<text:span text:style-name="T2"> 20px / 10px;</text:span></text:p>
      <text:p text:style-name="P4">Permet de mettre des ombres aux bordures : <text:span text:style-name="T2">border-shadow: 6px 6px 0px black;</text:span></text:p>
      <text:p text:style-name="P4">Permet de mettre des ombres sur le texte:<text:span text:style-name="T2"> texte-shadow: 6px 6px 0px black;</text:span></text:p>
      <text:p text:style-name="P5"/>
      <text:p text:style-name="P5"/>
      <text:p text:style-name="P5"><text:soft-page-break/></text:p>
      <text:p text:style-name="P8">Pseudo-format:</text:p>
      <text:p text:style-name="P5"><text:span text:style-name="T1">Au survol de la souris change la couleur du texte:</text:span> p:hover { color:green;}</text:p>
      <text:p text:style-name="P5"><text:span text:style-name="T1">Au survol de la souris ajoute une marge: </text:span><text:s/>p:hover {border-left: 3px solid black;}</text:p>
      <text:p text:style-name="P5">Permet d'ecrire un commentaire à la fin de chaque paragraphe : p::after{content:"com";}</text:p>
      <text:p text:style-name="P5">Permet d'écrire un commentaire au début de chaque paragraphe : p::before {content:"read"}</text:p>
      <text:p text:style-name="P5">Selectionne tous les éléments verifiés : imput:checked { code source;}</text:p>
      <text:p text:style-name="P5">Selectionne tous les éléments désactivé : imput:disabled{code source;}</text:p>
      <text:p text:style-name="P5">selectoonne tous les éléments autorisé: imput:enabled{code source;}</text:p>
      <text:p text:style-name="P5">Selectionne chaque élément (p) qui non pas d'enfant: p:empty{code source;}</text:p>
      <text:p text:style-name="P5">Selectionne chaque élément (p) qui est le premier enfant de sont parent p::first-child{code}</text:p>
      <text:p text:style-name="P5">Selectionne la premiere lettre de chaque élément (p): p::first-letter{code}</text:p>
      <text:p text:style-name="P5">Selectionne la premiere ligne de chaque élément (p): p::first-line{code}</text:p>
      <text:p text:style-name="P5">Selectionne le premiere élément (p) sur une serie (p): p:first-of-type{code}</text:p>
      <text:p text:style-name="P5">Selectionne le derniere élément (p) sur une serie (p): p:last-child{code}</text:p>
      <text:p text:style-name="P5">Selectionne le derniere élément (p) sur une serie (p): p:last-child{code}</text:p>
      <text:p text:style-name="P5">Sélectionne tous les liens non consultés: a:link{code}</text:p>
      <text:p text:style-name="P5">Sélectionne chaque élément qui n'est pas un élément &lt;p&gt;: :not(p){code}</text:p>
      <text:p text:style-name="P5">Selectionne les éléments (imput) avec une valeur spécifier: imput:in-range{code}</text:p>
      <text:p text:style-name="P5">Selectionne les éléments (imput) avec une valeur invalide: imput:invalid{code}</text:p>
      <text:p text:style-name="P5">Selectionne les éléments (p) avec un atribut lang egale a (it)(italien): p:lang(it){code}</text:p>
      <text:p text:style-name="P5"/>
      <text:p text:style-name="P5"><text:span text:style-name="T1">Au survol de la souris change la couleur du lien:</text:span> p:active {color: blue;}</text:p>
      <text:p text:style-name="P5"><text:span text:style-name="T1">permet de changer le back-ground de la saisie selectionner: </text:span>p:focus {background-color: blue}</text:p>
      <text:p text:style-name="P5"><text:span text:style-name="T1">Permet de dire si le lien à déja etai visité: </text:span>p:visited{color:blue;}</text:p>
      <text:p text:style-name="P5"/>
      <text:p text:style-name="P9"/>
      <text:p text:style-name="P9"/>
      <text:p text:style-name="P9"/>
      <text:p text:style-name="P9"/>
      <text:p text:style-name="P9"/>
      <text:p text:style-name="P9">changez de police:</text:p>
      <text:p text:style-name="P4">Les polices de bases sont : arial, arial black, comic sans ms, courier new, georgia, Impact, Time new roman, trebuchet ms, verdana, serif ou sans serif.</text:p>
      <text:p text:style-name="P4"/>
      <text:p text:style-name="P4">On l'apelle avec le code : <text:span text:style-name="T2">font-family: arial; </text:span></text:p>
      <text:p text:style-name="P5"/>
      <text:p text:style-name="P4">Pour mettre une police perso il faudrat la faire télécharger à l'utilisateur pour qu'il puisse la voir<text:span text:style-name="T2"> font squirrel </text:span>propose des polices gratuite et un générateur de fichier</text:p>
      <text:p text:style-name="P4"/>
      <text:p text:style-name="P4">une fois télécharger placer les fichier eot, svg, woff, true type dans votre dossier ou est votre css ou dans un sous dossier qu'il faudrat indique (font/xxxxxxxx.svg).</text:p>
      <text:p text:style-name="P4"/>
      <text:p text:style-name="P4">Dans le css le code se présentera comme sa la démo permet de copier collé</text:p>
      <text:p text:style-name="P4"/>
      <text:p text:style-name="P5">@font-face {</text:p>
      <text:p text:style-name="P5"><text:s text:c="4"/>font-family: 'bpdotsunicasediamondbold';</text:p>
      <text:p text:style-name="P5"><text:s text:c="4"/>src: url('font/BPdotsUnicaseDiamondBold-webfont.eot');</text:p>
      <text:p text:style-name="P5"><text:s text:c="4"/>src: url('font/BPdotsUnicaseDiamondBold-webfont.eot?#iefix') format('embedded-opentype'),</text:p>
      <text:p text:style-name="P5"><text:s text:c="9"/>url('font/BPdotsUnicaseDiamondBold-webfont.woff2') format('woff2'),</text:p>
      <text:p text:style-name="P5"><text:s text:c="9"/>url('font/BPdotsUnicaseDiamondBold-webfont.woff') format('woff'),</text:p>
      <text:p text:style-name="P5"><text:soft-page-break/><text:s text:c="9"/>url('font/BPdotsUnicaseDiamondBold-webfont.ttf') format('truetype'),</text:p>
      <text:p text:style-name="P5"><text:s text:c="9"/>url('font/BPdotsUnicaseDiamondBold-webfont.svg#bpdotsunicasediamondbold') format('svg');</text:p>
      <text:p text:style-name="P5"><text:s text:c="4"/>font-weight: normal;</text:p>
      <text:p text:style-name="P5"><text:s text:c="4"/>font-style: normal;</text:p>
      <text:p text:style-name="P5"/>
      <text:p text:style-name="P6">faudrat juste l'appellez avec : </text:p>
      <text:p text:style-name="P5"/>
      <text:p text:style-name="P5">*{font-family: 'bpdotsunicasediamondbold', 'arial', 'verdana';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4M13S</meta:editing-duration>
    <meta:editing-cycles>17</meta:editing-cycles>
    <meta:generator>OpenOffice/4.1.4$Win32 OpenOffice.org_project/414m5$Build-9788</meta:generator>
    <dc:date>2018-01-05T01:57:37.07</dc:date>
    <meta:document-statistic meta:table-count="0" meta:image-count="0" meta:object-count="0" meta:page-count="3" meta:paragraph-count="86" meta:word-count="838" meta:character-count="5904"/>
    <meta:user-defined meta:name="Info 1"/>
    <meta:user-defined meta:name="Info 2"/>
    <meta:user-defined meta:name="Info 3"/>
    <meta:user-defined meta:name="Info 4"/>
  </office:meta>
</office:document-meta>
</file>